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itre3" style:master-page-name="MP0" style:family="paragraph">
      <style:paragraph-properties fo:break-before="page"/>
    </style:style>
    <style:style style:name="T2" style:parent-style-name="StrongEmphasis" style:family="text">
      <style:text-properties style:font-name="Arial" style:font-name-complex="Arial" fo:color="#3465A4" fo:font-size="10pt" style:font-size-asian="10pt" style:font-size-complex="10pt"/>
    </style:style>
    <style:style style:name="P3" style:parent-style-name="Textbody" style:family="paragraph">
      <style:text-properties style:font-name="Arial" style:font-name-complex="Arial" fo:font-size="10pt" style:font-size-asian="10pt" style:font-size-complex="10pt"/>
    </style:style>
    <style:style style:name="T4" style:parent-style-name="StrongEmphasis" style:family="text">
      <style:text-properties style:font-name="Arial" style:font-name-complex="Arial" fo:color="#3465A4" fo:font-size="10pt" style:font-size-asian="10pt" style:font-size-complex="10pt"/>
    </style:style>
    <style:style style:name="P5" style:parent-style-name="Textbody" style:family="paragraph"/>
    <style:style style:name="T6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9" style:parent-style-name="Textbody" style:family="paragraph"/>
    <style:style style:name="T10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1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3" style:parent-style-name="Textbody" style:family="paragraph"/>
    <style:style style:name="T14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1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7" style:parent-style-name="Textbody" style:family="paragraph"/>
    <style:style style:name="T18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1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1" style:parent-style-name="Textbody" style:family="paragraph"/>
    <style:style style:name="T22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2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5" style:parent-style-name="Textbody" style:family="paragraph"/>
    <style:style style:name="T26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2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9" style:parent-style-name="Textbody" style:family="paragraph"/>
    <style:style style:name="T30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3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3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33" style:parent-style-name="Textbody" style:family="paragraph"/>
    <style:style style:name="T34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3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3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37" style:parent-style-name="StrongEmphasis" style:family="text">
      <style:text-properties style:font-name="Arial" style:font-name-complex="Arial" fo:color="#3465A4" fo:font-size="10pt" style:font-size-asian="10pt" style:font-size-complex="10pt"/>
    </style:style>
    <style:style style:name="P38" style:parent-style-name="Textbody" style:family="paragraph"/>
    <style:style style:name="T39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4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4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42" style:parent-style-name="Textbody" style:family="paragraph"/>
    <style:style style:name="T43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4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4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4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47" style:parent-style-name="Textbody" style:family="paragraph"/>
    <style:style style:name="T48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4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51" style:parent-style-name="Textbody" style:family="paragraph"/>
    <style:style style:name="T52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5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55" style:parent-style-name="Textbody" style:family="paragraph"/>
    <style:style style:name="T56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5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9" style:parent-style-name="StrongEmphasis" style:family="text">
      <style:text-properties style:font-name="Arial" style:font-name-complex="Arial" fo:color="#3465A4" fo:font-size="10pt" style:font-size-asian="10pt" style:font-size-complex="10pt"/>
    </style:style>
    <style:style style:name="P60" style:parent-style-name="Textbody" style:family="paragraph"/>
    <style:style style:name="T61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6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6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64" style:parent-style-name="Textbody" style:family="paragraph"/>
    <style:style style:name="T65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6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6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68" style:parent-style-name="Textbody" style:family="paragraph"/>
    <style:style style:name="T69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7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72" style:parent-style-name="Textbody" style:family="paragraph"/>
    <style:style style:name="T73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7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76" style:parent-style-name="StrongEmphasis" style:family="text">
      <style:text-properties style:font-name="Arial" style:font-name-complex="Arial" fo:color="#3465A4" fo:font-size="10pt" style:font-size-asian="10pt" style:font-size-complex="10pt"/>
    </style:style>
    <style:style style:name="P77" style:parent-style-name="Textbody" style:family="paragraph"/>
    <style:style style:name="T78" style:parent-style-name="StrongEmphasis" style:family="text">
      <style:text-properties style:font-name="Arial" style:font-name-complex="Arial" fo:font-size="10pt" style:font-size-asian="10pt" style:font-size-complex="10pt"/>
    </style:style>
    <style:style style:name="T7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8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81" style:parent-style-name="Textbody" style:family="paragraph"/>
    <style:style style:name="T82" style:parent-style-name="Policepardéfau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84" style:parent-style-name="StrongEmphasis" style:family="text">
      <style:text-properties style:font-name="Arial" style:font-name-complex="Arial" fo:font-size="10pt" style:font-size-asian="10pt" style:font-size-complex="10pt"/>
    </style:style>
    <style:style style:name="P8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6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h text:style-name="P1" text:outline-level="3"><text:span text:style-name="T2">Présentation de l'outil Lemmy</text:span></text:h>
      <text:p text:style-name="P3">Lemmy est une plateforme de micro-blogging open-source et décentralisée qui fonctionne sur le modèle de communautés similaires à celles de Reddit. Elle permet aux utilisateurs de partager des liens, des commentaires, et de participer à des discussions en ligne. Lemmy est conçu pour être léger, modulaire et basé sur des principes de fédération, ce qui permet de connecter différentes instances entre elles.</text:p>
      <text:h text:style-name="Titre3" text:outline-level="3"><text:span text:style-name="T4">Adéquation avec les critères du projet</text:span></text:h>
      <text:list text:style-name="LFO1" text:continue-numbering="true">
        <text:list-item>
          <text:p text:style-name="P5"><text:span text:style-name="T6">Auto-hébergement</text:span><text:span text:style-name="T7"><text:s/>:</text:span><text:span text:style-name="T8"><text:line-break/>Lemmy peut être facilement déployé en auto-hébergement via Docker et docker-compose. L’installation est bien documentée et fluide pour ceux qui sont familiers avec Docker.</text:span></text:p>
        </text:list-item>
        <text:list-item>
          <text:p text:style-name="P9"><text:span text:style-name="T10">Communauté active</text:span><text:span text:style-name="T11"><text:s/>:</text:span><text:span text:style-name="T12"><text:line-break/>Lemmy est un projet en pleine croissance, avec une communauté dynamique et impliquée dans son développement. Le projet bénéficie d’une adoption croissante et reçoit des mises à jour régulières.</text:span></text:p>
        </text:list-item>
        <text:list-item>
          <text:p text:style-name="P13"><text:span text:style-name="T14">Fonctionnalités de micro-blogging</text:span><text:span text:style-name="T15"><text:s/>:</text:span><text:span text:style-name="T16"><text:line-break/>Lemmy permet de republier des liens, de publier des contenus et d’organiser des discussions. Il supporte l’interaction des utilisateurs sous forme de commentaires et de votes.</text:span></text:p>
        </text:list-item>
        <text:list-item>
          <text:p text:style-name="P17"><text:span text:style-name="T18">Interactions utilisateurs</text:span><text:span text:style-name="T19"><text:s/>:</text:span><text:span text:style-name="T20"><text:line-break/>Le système permet aux utilisateurs de "liker" ou de "disliker" des publications, et de commenter. Les commentaires sont imbriqués.</text:span></text:p>
        </text:list-item>
        <text:list-item>
          <text:p text:style-name="P21"><text:span text:style-name="T22">Classification</text:span><text:span text:style-name="T23"><text:s/>:</text:span><text:span text:style-name="T24"><text:line-break/>Les contenus sont organisés en "communautés" (similaires aux sous-reddits), avec un système de tags.</text:span></text:p>
        </text:list-item>
        <text:list-item>
          <text:p text:style-name="P25"><text:span text:style-name="T26">Recherche</text:span><text:span text:style-name="T27"><text:s/>:</text:span><text:span text:style-name="T28"><text:line-break/>Le moteur de recherche de Lemmy permet de rechercher des publications, des utilisateurs ou des communautés en fonction de mots-clés. Le système de recherche est réactif et efficace.</text:span></text:p>
        </text:list-item>
        <text:list-item>
          <text:p text:style-name="P29"><text:span text:style-name="T30">Authentification CAS/SSO</text:span><text:span text:style-name="T31"><text:s/>:</text:span><text:span text:style-name="T32"><text:line-break/>Lemmy ne supporte pas nativement l’authentification déportée (CAS/SSO). L'intégration de ces systèmes nécessite un développement personnalisé ou l’utilisation de passerelles externes, ce qui peut compliquer l’intégration dans des environnements nécessitant une authentification centralisée.</text:span></text:p>
        </text:list-item>
        <text:list-item>
          <text:p text:style-name="P33"><text:span text:style-name="T34">Promotion du contenu</text:span><text:span text:style-name="T35"><text:s/>:</text:span><text:span text:style-name="T36"><text:line-break/>Lemmy offre des options de promotion des posts, comme le tri des publications par "Tendance", "Nouveaux", "Top", "Controversé", et "Ancien".</text:span></text:p>
        </text:list-item>
      </text:list>
      <text:h text:style-name="Titre3" text:outline-level="3"><text:span text:style-name="T37">Travail réalisé</text:span></text:h>
      <text:list text:style-name="LFO2" text:continue-numbering="true">
        <text:list-item>
          <text:p text:style-name="P38"><text:span text:style-name="T39">Installation et configuration de Lemmy</text:span><text:span text:style-name="T40"><text:s/>:</text:span><text:span text:style-name="T41"><text:line-break/>Mise en place de Lemmy via Docker en utilisant le guide officiel de docker-compose. Le processus d'installation s'est bien déroulé grâce à la documentation détaillée fournie par le projet.</text:span></text:p>
        </text:list-item>
        <text:list-item>
          <text:p text:style-name="P42"><text:span text:style-name="T43">Création d’un compte administrateur</text:span><text:span text:style-name="T44"><text:s/>:</text:span><text:span text:style-name="T45"><text:line-break/></text:span><text:span text:style-name="T46">Un compte administrateur a été configuré dès la mise en place de l’instance. Il permet l’accès aux paramètres d’administration et à la modération des communautés.</text:span></text:p>
        </text:list-item>
        <text:list-item>
          <text:p text:style-name="P47"><text:span text:style-name="T48">Exploration fonctionnelle de l’outil</text:span><text:span text:style-name="T49"><text:s/>:</text:span><text:span text:style-name="T50"><text:line-break/>Test des principales fonctionnalités de Lemmy, telles que la publication de liens, les votes, la gestion des communautés et des commentaires.</text:span></text:p>
        </text:list-item>
        <text:list-item>
          <text:p text:style-name="P51"><text:span text:style-name="T52">Vérification de l’intégration CAS</text:span><text:span text:style-name="T53"><text:s/>:</text:span><text:span text:style-name="T54"><text:line-break/>Lemmy ne supporte pas directement l’authentification CAS/SSO, ce qui nécessiterait un développement personnalisé ou l’utilisation de passerelles externes pour être pleinement compatible avec un système d’authentification centralisé.</text:span></text:p>
        </text:list-item>
        <text:list-item>
          <text:p text:style-name="P55"><text:span text:style-name="T56">Préparation pour un déploiement sécurisé</text:span><text:span text:style-name="T57"><text:s/>:</text:span><text:span text:style-name="T58"><text:line-break/>Vérification des configurations de sécurité (certificats SSL, gestion des utilisateurs) pour un déploiement sécurisé sur un serveur de production.</text:span></text:p>
        </text:list-item>
      </text:list>
      <text:h text:style-name="Titre3" text:outline-level="3"><text:span text:style-name="T59">Points Positifs</text:span></text:h>
      <text:list text:style-name="LFO3" text:continue-numbering="true">
        <text:list-item>
          <text:p text:style-name="P60"><text:span text:style-name="T61">Interface simple et intuitive</text:span><text:span text:style-name="T62"><text:s/>:</text:span><text:span text:style-name="T63"><text:line-break/>L'interface est claire et facile à naviguer, ce qui rend l’utilisation accessible même aux utilisateurs non techniques. La gestion des communautés et des publications est simple.</text:span></text:p>
        </text:list-item>
        <text:list-item>
          <text:p text:style-name="P64"><text:span text:style-name="T65">Fédération et décentralisation</text:span><text:span text:style-name="T66"><text:s/>:</text:span><text:span text:style-name="T67"><text:line-break/>Lemmy permet de créer des communautés publiques ou privées. Il s’agit d’un système fédéré, permettant d’interagir avec d'autres instances Lemmy.</text:span></text:p>
        </text:list-item>
        <text:list-item>
          <text:p text:style-name="P68"><text:span text:style-name="T69">Système de promotion de contenu efficace</text:span><text:span text:style-name="T70"><text:s/>:</text:span><text:span text:style-name="T71"><text:line-break/>Le tri des publications par "Tendance", "Top", "Controversé", etc., facilite la mise en avant des contenus populaires et récents, ce qui est idéal pour les discussions actives.</text:span></text:p>
        </text:list-item>
        <text:list-item>
          <text:p text:style-name="P72"><text:span text:style-name="T73">Personnalisation</text:span><text:span text:style-name="T74"><text:s/>:</text:span><text:span text:style-name="T75"><text:line-break/>Lemmy permet de structurer les discussions autour de communautés personnalisables, chacune ayant ses propres règles, modération et thématique</text:span></text:p>
        </text:list-item>
      </text:list>
      <text:h text:style-name="Titre3" text:outline-level="3"><text:span text:style-name="T76">Points Négatifs</text:span></text:h>
      <text:list text:style-name="LFO4" text:continue-numbering="true">
        <text:list-item>
          <text:p text:style-name="P77"><text:span text:style-name="T78">Manque de support natif pour CAS/SSO</text:span><text:span text:style-name="T79"><text:s/>:</text:span><text:span text:style-name="T80"><text:line-break/>L’absence de support natif pour l'authentification CAS/SSO nécessite un développement personnalisé.</text:span></text:p>
        </text:list-item>
        <text:list-item>
          <text:p text:style-name="P81"><text:span text:style-name="T82">Complexité de gestion des rôles utilisateurs</text:span></text:p>
        </text:list-item>
      </text:list>
      <text:p text:style-name="P83">La gestion des permissions et des rôles n’est pas toujours intuitive. Une attention particulière est nécessaire lors de la configuration initiale pour éviter des attributions inappropriées.</text:p>
      <text:h text:style-name="Titre3" text:outline-level="3"><text:span text:style-name="T84">Conclusion</text:span></text:h>
      <text:p text:style-name="P85">Lemmy est une solution efficace et décentralisée pour le micro-blogging communautaire, malgré l'absence de support CAS/SSO natif.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emre yurttas</meta:initial-creator>
    <dc:creator>emre yurttas</dc:creator>
    <meta:creation-date>2025-05-09T14:35:00Z</meta:creation-date>
    <dc:date>2025-05-09T14:35:00Z</dc:date>
    <meta:template xlink:href="Normal.dotm" xlink:type="simple"/>
    <meta:editing-cycles>2</meta:editing-cycles>
    <meta:editing-duration>PT0S</meta:editing-duration>
    <meta:document-statistic meta:page-count="2" meta:paragraph-count="8" meta:word-count="684" meta:character-count="4444" meta:row-count="31" meta:non-whitespace-character-count="3768"/>
  </office:meta>
</office:document-meta>
</file>